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084" officeooo:paragraph-rsid="0006f084" style:font-weight-asian="bold" style:font-weight-complex="bold"/>
    </style:style>
    <style:style style:name="P2" style:family="paragraph" style:parent-style-name="Standard">
      <style:text-properties fo:font-weight="bold" officeooo:rsid="0006f084" officeooo:paragraph-rsid="004d9d21" style:font-weight-asian="bold" style:font-weight-complex="bold"/>
    </style:style>
    <style:style style:name="P3" style:family="paragraph" style:parent-style-name="Standard">
      <style:text-properties fo:font-weight="bold" officeooo:rsid="0006f084" officeooo:paragraph-rsid="006a47a3" style:font-weight-asian="bold" style:font-weight-complex="bold"/>
    </style:style>
    <style:style style:name="P4" style:family="paragraph" style:parent-style-name="Standard">
      <style:text-properties fo:font-weight="bold" officeooo:rsid="0010eeba" officeooo:paragraph-rsid="0010eeba" style:font-weight-asian="bold" style:font-weight-complex="bold"/>
    </style:style>
    <style:style style:name="P5" style:family="paragraph" style:parent-style-name="Standard">
      <style:text-properties fo:font-weight="bold" officeooo:rsid="0010eeba" officeooo:paragraph-rsid="00159bcc" style:font-weight-asian="bold" style:font-weight-complex="bold"/>
    </style:style>
    <style:style style:name="P6" style:family="paragraph" style:parent-style-name="Standard">
      <style:text-properties fo:font-weight="bold" officeooo:rsid="0010eeba" officeooo:paragraph-rsid="00196fcf" style:font-weight-asian="bold" style:font-weight-complex="bold"/>
    </style:style>
    <style:style style:name="P7" style:family="paragraph" style:parent-style-name="Standard">
      <style:text-properties fo:font-weight="bold" officeooo:rsid="0010eeba" officeooo:paragraph-rsid="0015020e" style:font-weight-asian="bold" style:font-weight-complex="bold"/>
    </style:style>
    <style:style style:name="P8" style:family="paragraph" style:parent-style-name="Standard">
      <style:text-properties fo:font-weight="bold" officeooo:rsid="0010eeba" officeooo:paragraph-rsid="0023e6c8" style:font-weight-asian="bold" style:font-weight-complex="bold"/>
    </style:style>
    <style:style style:name="P9" style:family="paragraph" style:parent-style-name="Standard">
      <style:text-properties fo:font-weight="bold" officeooo:rsid="0010eeba" officeooo:paragraph-rsid="004d9d21" style:font-weight-asian="bold" style:font-weight-complex="bold"/>
    </style:style>
    <style:style style:name="P10" style:family="paragraph" style:parent-style-name="Standard">
      <style:paragraph-properties fo:line-height="200%"/>
      <style:text-properties fo:font-weight="normal" officeooo:rsid="0007fc07" officeooo:paragraph-rsid="0007fc07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weight="normal" officeooo:rsid="0007fc07" officeooo:paragraph-rsid="004d9d21" style:font-weight-asian="normal" style:font-weight-complex="normal"/>
    </style:style>
    <style:style style:name="P12" style:family="paragraph" style:parent-style-name="Standard">
      <style:text-properties fo:font-weight="normal" officeooo:rsid="0017ec3b" officeooo:paragraph-rsid="0017ec3b" style:font-weight-asian="normal" style:font-weight-complex="normal"/>
    </style:style>
    <style:style style:name="P13" style:family="paragraph" style:parent-style-name="Standard">
      <style:text-properties fo:font-weight="normal" officeooo:rsid="0017ec3b" officeooo:paragraph-rsid="004d9d21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weight="normal" officeooo:rsid="0017ec3b" officeooo:paragraph-rsid="005429ec" style:font-weight-asian="normal" style:font-weight-complex="normal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06f084" style:font-weight-asian="bold" style:font-weight-complex="bold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4d9d21" style:font-weight-asian="bold" style:font-weight-complex="bold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6a47a3" style:font-weight-asian="bold" style:font-weight-complex="bold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7a95cc" style:font-weight-asian="bold" style:font-weight-complex="bold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2779a6" style:font-weight-asian="bold" style:font-weight-complex="bold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351f1e" style:font-weight-asian="bold" style:font-weight-complex="bold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4d9d21" style:font-weight-asian="bold" style:font-weight-complex="bold"/>
    </style:style>
    <style:style style:name="P2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345cfc" officeooo:paragraph-rsid="00345cfc" style:font-weight-asian="bold" style:font-weight-complex="bold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345cfc" officeooo:paragraph-rsid="004d9d21" style:font-weight-asian="bold" style:font-weight-complex="bold"/>
    </style:style>
    <style:style style:name="P24" style:family="paragraph" style:parent-style-name="Standard">
      <style:paragraph-properties fo:line-height="200%" style:shadow="none"/>
      <style:text-properties fo:font-weight="normal" officeooo:rsid="003719c7" officeooo:paragraph-rsid="003719c7" style:font-weight-asian="normal" style:font-weight-complex="normal"/>
    </style:style>
    <style:style style:name="P25" style:family="paragraph" style:parent-style-name="Standard">
      <style:paragraph-properties fo:line-height="150%" style:shadow="none"/>
      <style:text-properties fo:font-weight="normal" officeooo:rsid="003719c7" officeooo:paragraph-rsid="0054eec9" style:font-weight-asian="normal" style:font-weight-complex="normal"/>
    </style:style>
    <style:style style:name="P26" style:family="paragraph" style:parent-style-name="Standard">
      <style:paragraph-properties fo:line-height="200%" style:shadow="none"/>
      <style:text-properties fo:font-weight="normal" officeooo:rsid="0027e2e8" officeooo:paragraph-rsid="0027e2e8" style:font-weight-asian="normal" style:font-weight-complex="normal"/>
    </style:style>
    <style:style style:name="P27" style:family="paragraph" style:parent-style-name="Standard">
      <style:paragraph-properties fo:line-height="150%" style:shadow="none"/>
      <style:text-properties fo:font-weight="normal" officeooo:rsid="0027e2e8" officeooo:paragraph-rsid="0054eec9" style:font-weight-asian="normal" style:font-weight-complex="normal"/>
    </style:style>
    <style:style style:name="P28" style:family="paragraph" style:parent-style-name="Standard">
      <style:paragraph-properties fo:line-height="200%" style:shadow="none"/>
      <style:text-properties fo:font-weight="normal" officeooo:rsid="003cb31c" officeooo:paragraph-rsid="003cb31c" style:font-weight-asian="normal" style:font-weight-complex="normal"/>
    </style:style>
    <style:style style:name="P29" style:family="paragraph" style:parent-style-name="Standard">
      <style:paragraph-properties fo:line-height="150%" style:shadow="none"/>
      <style:text-properties fo:font-weight="normal" officeooo:rsid="003cb31c" officeooo:paragraph-rsid="0057babd" style:font-weight-asian="normal" style:font-weight-complex="normal"/>
    </style:style>
    <style:style style:name="P30" style:family="paragraph" style:parent-style-name="Standard">
      <style:paragraph-properties fo:line-height="200%" style:shadow="none"/>
      <style:text-properties fo:font-weight="normal" officeooo:rsid="0044c56a" officeooo:paragraph-rsid="0044c56a" style:font-weight-asian="normal" style:font-weight-complex="normal"/>
    </style:style>
    <style:style style:name="P31" style:family="paragraph" style:parent-style-name="Standard">
      <style:paragraph-properties fo:line-height="150%" style:shadow="none"/>
      <style:text-properties fo:font-weight="normal" officeooo:rsid="0044c56a" officeooo:paragraph-rsid="0059b798" style:font-weight-asian="normal" style:font-weight-complex="normal"/>
    </style:style>
    <style:style style:name="P32" style:family="paragraph" style:parent-style-name="Standard">
      <style:paragraph-properties fo:line-height="200%" style:shadow="none"/>
      <style:text-properties fo:font-weight="normal" officeooo:rsid="00196fcf" officeooo:paragraph-rsid="00196fcf" style:font-weight-asian="normal" style:font-weight-complex="normal"/>
    </style:style>
    <style:style style:name="P33" style:family="paragraph" style:parent-style-name="Standard">
      <style:paragraph-properties fo:line-height="200%" style:shadow="none"/>
      <style:text-properties fo:font-weight="normal" officeooo:rsid="00144464" officeooo:paragraph-rsid="00144464" style:font-weight-asian="normal" style:font-weight-complex="normal"/>
    </style:style>
    <style:style style:name="P34" style:family="paragraph" style:parent-style-name="Standard">
      <style:paragraph-properties fo:line-height="150%" style:shadow="none"/>
      <style:text-properties fo:font-weight="normal" officeooo:rsid="00144464" officeooo:paragraph-rsid="004e0bcd" style:font-weight-asian="normal" style:font-weight-complex="normal"/>
    </style:style>
    <style:style style:name="P35" style:family="paragraph" style:parent-style-name="Standard">
      <style:paragraph-properties fo:line-height="200%" style:shadow="none"/>
      <style:text-properties fo:font-weight="normal" officeooo:rsid="00159bcc" officeooo:paragraph-rsid="00159bcc" style:font-weight-asian="normal" style:font-weight-complex="normal"/>
    </style:style>
    <style:style style:name="P36" style:family="paragraph" style:parent-style-name="Standard">
      <style:paragraph-properties fo:line-height="150%" style:shadow="none"/>
      <style:text-properties fo:font-weight="normal" officeooo:rsid="00159bcc" officeooo:paragraph-rsid="0052ed09" style:font-weight-asian="normal" style:font-weight-complex="normal"/>
    </style:style>
    <style:style style:name="P37" style:family="paragraph" style:parent-style-name="Standard">
      <style:paragraph-properties fo:line-height="200%" style:shadow="none"/>
      <style:text-properties style:text-underline-style="solid" style:text-underline-width="auto" style:text-underline-color="font-color" fo:font-weight="normal" officeooo:rsid="00384620" officeooo:paragraph-rsid="00384620" style:font-weight-asian="normal" style:font-weight-complex="normal"/>
    </style:style>
    <style:style style:name="P38" style:family="paragraph" style:parent-style-name="Standard">
      <style:paragraph-properties fo:line-height="150%" style:shadow="none"/>
      <style:text-properties style:text-underline-style="solid" style:text-underline-width="auto" style:text-underline-color="font-color" fo:font-weight="normal" officeooo:rsid="00384620" officeooo:paragraph-rsid="00607d1b" style:font-weight-asian="normal" style:font-weight-complex="normal"/>
    </style:style>
    <style:style style:name="P39" style:family="paragraph" style:parent-style-name="Standard">
      <style:paragraph-properties fo:line-height="150%" style:shadow="none"/>
      <style:text-properties style:text-underline-style="solid" style:text-underline-width="auto" style:text-underline-color="font-color" fo:font-weight="normal" officeooo:rsid="0064b338" officeooo:paragraph-rsid="0064b338" style:font-weight-asian="normal" style:font-weight-complex="normal"/>
    </style:style>
    <style:style style:name="P40" style:family="paragraph" style:parent-style-name="Standard">
      <style:paragraph-properties fo:line-height="200%" style:shadow="none"/>
      <style:text-properties style:text-underline-style="solid" style:text-underline-width="auto" style:text-underline-color="font-color" fo:font-weight="normal" officeooo:rsid="0068842e" officeooo:paragraph-rsid="0068842e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 style:shadow="none"/>
      <style:text-properties style:use-window-font-color="true" fo:font-size="12pt" style:text-underline-style="solid" style:text-underline-width="auto" style:text-underline-color="font-color" fo:font-weight="normal" officeooo:rsid="006c1113" officeooo:paragraph-rsid="006c1113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 fo:text-align="start" style:justify-single-word="false" style:shadow="none"/>
      <style:text-properties style:use-window-font-color="true" fo:font-size="12pt" style:text-underline-style="none" fo:font-weight="normal" officeooo:rsid="006c1113" officeooo:paragraph-rsid="006c1113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200%" fo:text-align="start" style:justify-single-word="false" style:shadow="none"/>
      <style:text-properties style:use-window-font-color="true" fo:font-size="12pt" style:text-underline-style="none" fo:font-weight="normal" officeooo:rsid="006c1113" officeooo:paragraph-rsid="006c111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200%" style:shadow="none"/>
      <style:text-properties style:text-underline-style="none" fo:font-weight="normal" officeooo:rsid="003a2120" officeooo:paragraph-rsid="00384620" style:font-weight-asian="normal" style:font-weight-complex="normal"/>
    </style:style>
    <style:style style:name="P45" style:family="paragraph" style:parent-style-name="Standard">
      <style:paragraph-properties fo:line-height="150%" style:shadow="none" style:writing-mode="lr-tb"/>
      <style:text-properties fo:font-weight="normal" officeooo:rsid="00196fcf" officeooo:paragraph-rsid="00533941" style:font-weight-asian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06f084" officeooo:paragraph-rsid="006a47a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06f084" officeooo:paragraph-rsid="006a47a3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6a47a3" officeooo:paragraph-rsid="006a47a3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bold" officeooo:rsid="0006f084" officeooo:paragraph-rsid="006a47a3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none" fo:font-weight="normal" officeooo:rsid="0010eeba" officeooo:paragraph-rsid="006a47a3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50%" fo:text-align="end" style:justify-single-word="false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6a47a3" officeooo:paragraph-rsid="006a47a3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150%" fo:padding="0.199cm" fo:border-left="0.06pt solid #000000" fo:border-right="none" fo:border-top="none" fo:border-bottom="none" style:shadow="none"/>
      <style:text-properties style:use-window-font-color="true" fo:font-size="12pt" style:text-underline-style="none" fo:font-weight="normal" officeooo:rsid="0010eeba" officeooo:paragraph-rsid="006a47a3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weight="bold" officeooo:rsid="0006f084" officeooo:paragraph-rsid="007c3e26" style:font-weight-asian="bold" style:font-weight-complex="bold"/>
    </style:style>
    <style:style style:name="P54" style:family="paragraph" style:parent-style-name="Standard">
      <style:paragraph-properties fo:line-height="150%" fo:text-align="start" style:justify-single-word="false" style:shadow="none"/>
      <style:text-properties style:use-window-font-color="true" fo:font-size="12pt" style:text-underline-style="solid" style:text-underline-width="auto" style:text-underline-color="font-color" fo:font-weight="normal" officeooo:rsid="006c1113" officeooo:paragraph-rsid="006c1113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none" fo:font-weight="normal" officeooo:rsid="006c1113" officeooo:paragraph-rsid="007c3e26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none" fo:font-weight="normal" officeooo:rsid="006c1113" officeooo:paragraph-rsid="00881f0d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none" fo:font-weight="normal" officeooo:rsid="006c1113" officeooo:paragraph-rsid="00983af9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solid" style:text-underline-width="auto" style:text-underline-color="font-color" fo:font-weight="normal" officeooo:rsid="006c1113" officeooo:paragraph-rsid="008b434d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solid" style:text-underline-width="auto" style:text-underline-color="font-color" fo:font-weight="normal" officeooo:rsid="006c1113" officeooo:paragraph-rsid="008f9383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solid" style:text-underline-width="auto" style:text-underline-color="font-color" fo:font-weight="normal" officeooo:rsid="00916ba3" officeooo:paragraph-rsid="00916ba3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line-height="150%" fo:text-align="justify" style:justify-single-word="false" style:shadow="none"/>
      <style:text-properties style:use-window-font-color="true" fo:font-size="11pt" style:text-underline-style="solid" style:text-underline-width="auto" style:text-underline-color="font-color" fo:font-weight="normal" officeooo:rsid="00916ba3" officeooo:paragraph-rsid="00916ba3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7c3e26" style:font-weight-asian="bold" style:font-weight-complex="bold"/>
    </style:style>
    <style:style style:name="P63" style:family="paragraph" style:parent-style-name="Standard">
      <style:paragraph-properties fo:line-height="150%" fo:text-align="end" style:justify-single-word="false" fo:padding="0.199cm" fo:border-left="0.06pt solid #000000" fo:border-right="none" fo:border-top="none" fo:border-bottom="none" style:shadow="none"/>
      <style:text-properties style:use-window-font-color="true" fo:font-size="11pt" style:text-underline-style="solid" style:text-underline-width="auto" style:text-underline-color="font-color" fo:font-weight="normal" officeooo:rsid="006a47a3" officeooo:paragraph-rsid="007c3e26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1pt" style:text-underline-style="solid" style:text-underline-width="auto" style:text-underline-color="font-color" fo:font-weight="normal" officeooo:rsid="006a47a3" officeooo:paragraph-rsid="007c3e26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1pt" style:text-underline-style="solid" style:text-underline-width="auto" style:text-underline-color="font-color" fo:font-weight="normal" officeooo:rsid="006a47a3" officeooo:paragraph-rsid="007dc942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1pt" style:text-underline-style="solid" style:text-underline-width="auto" style:text-underline-color="font-color" fo:font-weight="normal" officeooo:rsid="006a47a3" officeooo:paragraph-rsid="0095151c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199cm" fo:border-left="0.06pt solid #000000" fo:border-right="none" fo:border-top="none" fo:border-bottom="none" style:shadow="none"/>
      <style:text-properties fo:font-size="11pt" officeooo:paragraph-rsid="007dc942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8fd0"/>
    </style:style>
    <style:style style:name="T3" style:family="text">
      <style:text-properties style:text-underline-style="solid" style:text-underline-width="auto" style:text-underline-color="font-color" officeooo:rsid="0015020e"/>
    </style:style>
    <style:style style:name="T4" style:family="text">
      <style:text-properties style:text-underline-style="solid" style:text-underline-width="auto" style:text-underline-color="font-color" officeooo:rsid="0014bcb9"/>
    </style:style>
    <style:style style:name="T5" style:family="text">
      <style:text-properties style:text-underline-style="solid" style:text-underline-width="auto" style:text-underline-color="font-color" officeooo:rsid="001ba6b1"/>
    </style:style>
    <style:style style:name="T6" style:family="text">
      <style:text-properties officeooo:rsid="000a8fd0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a8fd0"/>
    </style:style>
    <style:style style:name="T9" style:family="text">
      <style:text-properties style:text-underline-style="none" officeooo:rsid="003a2120"/>
    </style:style>
    <style:style style:name="T10" style:family="text">
      <style:text-properties style:text-underline-style="none" officeooo:rsid="0010eeba"/>
    </style:style>
    <style:style style:name="T11" style:family="text">
      <style:text-properties style:text-underline-style="none" officeooo:rsid="006a47a3"/>
    </style:style>
    <style:style style:name="T12" style:family="text">
      <style:text-properties style:text-underline-style="none" fo:font-weight="bold" officeooo:rsid="0010eeba" style:font-weight-asian="bold" style:font-weight-complex="bold" loext:padding="0.049cm" loext:border="0.06pt solid #000000" loext:shadow="none"/>
    </style:style>
    <style:style style:name="T13" style:family="text">
      <style:text-properties style:text-underline-style="none" officeooo:rsid="006c1113"/>
    </style:style>
    <style:style style:name="T14" style:family="text">
      <style:text-properties style:text-underline-style="none" officeooo:rsid="006fab71"/>
    </style:style>
    <style:style style:name="T15" style:family="text">
      <style:text-properties style:text-underline-style="none" fo:font-weight="normal" officeooo:rsid="0010eeba" style:font-weight-asian="normal" style:font-weight-complex="normal"/>
    </style:style>
    <style:style style:name="T16" style:family="text">
      <style:text-properties style:text-underline-style="none" fo:font-weight="normal" officeooo:rsid="006a47a3" style:font-weight-asian="normal" style:font-weight-complex="normal"/>
    </style:style>
    <style:style style:name="T17" style:family="text">
      <style:text-properties style:text-underline-style="none" officeooo:rsid="0078d2c9"/>
    </style:style>
    <style:style style:name="T18" style:family="text">
      <style:text-properties style:text-underline-style="none" officeooo:rsid="00856195"/>
    </style:style>
    <style:style style:name="T19" style:family="text">
      <style:text-properties officeooo:rsid="0010eeba"/>
    </style:style>
    <style:style style:name="T20" style:family="text">
      <style:text-properties officeooo:rsid="0014bcb9"/>
    </style:style>
    <style:style style:name="T21" style:family="text">
      <style:text-properties officeooo:rsid="0015d97c"/>
    </style:style>
    <style:style style:name="T22" style:family="text">
      <style:text-properties officeooo:rsid="001ba6b1"/>
    </style:style>
    <style:style style:name="T23" style:family="text">
      <style:text-properties officeooo:rsid="00351f1e"/>
    </style:style>
    <style:style style:name="T24" style:family="text">
      <style:text-properties fo:font-weight="bold" officeooo:rsid="0010eeba" style:font-weight-asian="bold" style:font-weight-complex="bold"/>
    </style:style>
    <style:style style:name="T25" style:family="text">
      <style:text-properties officeooo:rsid="003a2120"/>
    </style:style>
    <style:style style:name="T26" style:family="text">
      <style:text-properties fo:color="#ce181e" fo:font-size="8pt" style:text-underline-style="none" fo:font-weight="bold" style:font-size-asian="8pt" style:font-weight-asian="bold" style:font-size-complex="8pt" style:font-weight-complex="bold"/>
    </style:style>
    <style:style style:name="T27" style:family="text">
      <style:text-properties fo:color="#ce181e" fo:font-size="8pt" style:text-underline-style="none" fo:font-weight="bold" officeooo:rsid="004d9d21" style:font-size-asian="8pt" style:font-weight-asian="bold" style:font-size-complex="8pt" style:font-weight-complex="bold"/>
    </style:style>
    <style:style style:name="T28" style:family="text">
      <style:text-properties fo:color="#ce181e" fo:font-size="8pt" style:text-underline-style="none" fo:font-weight="bold" officeooo:rsid="004e0bcd" style:font-size-asian="8pt" style:font-weight-asian="bold" style:font-size-complex="8pt" style:font-weight-complex="bold"/>
    </style:style>
    <style:style style:name="T29" style:family="text">
      <style:text-properties fo:color="#ce181e" fo:font-size="8pt" style:text-underline-style="none" fo:font-weight="bold" officeooo:rsid="004f2e5a" style:font-size-asian="8pt" style:font-weight-asian="bold" style:font-size-complex="8pt" style:font-weight-complex="bold"/>
    </style:style>
    <style:style style:name="T30" style:family="text">
      <style:text-properties fo:color="#ce181e" fo:font-size="8pt" style:text-underline-style="none" fo:font-weight="bold" officeooo:rsid="0052ed09" style:font-size-asian="8pt" style:font-weight-asian="bold" style:font-size-complex="8pt" style:font-weight-complex="bold"/>
    </style:style>
    <style:style style:name="T31" style:family="text">
      <style:text-properties fo:color="#ce181e" fo:font-size="8pt" style:text-underline-style="none" fo:font-weight="bold" officeooo:rsid="00533941" style:font-size-asian="8pt" style:font-weight-asian="bold" style:font-size-complex="8pt" style:font-weight-complex="bold"/>
    </style:style>
    <style:style style:name="T32" style:family="text">
      <style:text-properties fo:color="#ce181e" fo:font-size="8pt" style:text-underline-style="none" fo:font-weight="bold" officeooo:rsid="005429ec" style:font-size-asian="8pt" style:font-weight-asian="bold" style:font-size-complex="8pt" style:font-weight-complex="bold"/>
    </style:style>
    <style:style style:name="T33" style:family="text">
      <style:text-properties fo:color="#ce181e" fo:font-size="8pt" style:text-underline-style="none" fo:font-weight="bold" officeooo:rsid="0054eec9" style:font-size-asian="8pt" style:font-weight-asian="bold" style:font-size-complex="8pt" style:font-weight-complex="bold"/>
    </style:style>
    <style:style style:name="T34" style:family="text">
      <style:text-properties fo:color="#ce181e" fo:font-size="8pt" style:text-underline-style="none" fo:font-weight="bold" officeooo:rsid="00567ea5" style:font-size-asian="8pt" style:font-weight-asian="bold" style:font-size-complex="8pt" style:font-weight-complex="bold"/>
    </style:style>
    <style:style style:name="T35" style:family="text">
      <style:text-properties fo:color="#ce181e" fo:font-size="8pt" style:text-underline-style="none" fo:font-weight="bold" officeooo:rsid="0057babd" style:font-size-asian="8pt" style:font-weight-asian="bold" style:font-size-complex="8pt" style:font-weight-complex="bold"/>
    </style:style>
    <style:style style:name="T36" style:family="text">
      <style:text-properties fo:color="#ce181e" fo:font-size="8pt" style:text-underline-style="none" fo:font-weight="bold" officeooo:rsid="00593f1f" style:font-size-asian="8pt" style:font-weight-asian="bold" style:font-size-complex="8pt" style:font-weight-complex="bold"/>
    </style:style>
    <style:style style:name="T37" style:family="text">
      <style:text-properties fo:color="#ce181e" fo:font-size="8pt" style:text-underline-style="none" fo:font-weight="bold" officeooo:rsid="0059b798" style:font-size-asian="8pt" style:font-weight-asian="bold" style:font-size-complex="8pt" style:font-weight-complex="bold"/>
    </style:style>
    <style:style style:name="T38" style:family="text">
      <style:text-properties fo:color="#ce181e" fo:font-size="8pt" style:text-underline-style="none" fo:font-weight="bold" officeooo:rsid="00607d1b" style:font-size-asian="8pt" style:font-weight-asian="bold" style:font-size-complex="8pt" style:font-weight-complex="bold"/>
    </style:style>
    <style:style style:name="T39" style:family="text">
      <style:text-properties fo:color="#ce181e" fo:font-size="8pt" style:text-underline-style="none" fo:font-weight="bold" officeooo:rsid="006586ed" style:font-size-asian="8pt" style:font-weight-asian="bold" style:font-size-complex="8pt" style:font-weight-complex="bold"/>
    </style:style>
    <style:style style:name="T40" style:family="text">
      <style:text-properties fo:color="#ce181e" fo:font-size="8pt" style:text-underline-style="none" officeooo:rsid="004d9d21" style:font-size-asian="8pt" style:font-size-complex="8pt"/>
    </style:style>
    <style:style style:name="T41" style:family="text">
      <style:text-properties fo:color="#ce181e" fo:font-size="8pt" style:text-underline-style="none" officeooo:rsid="007a95cc" style:font-size-asian="8pt" style:font-size-complex="8pt"/>
    </style:style>
    <style:style style:name="T42" style:family="text">
      <style:text-properties fo:color="#ce181e" fo:font-size="8pt" fo:font-style="italic" style:text-underline-style="none" fo:font-weight="bold" officeooo:rsid="004f2e5a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fo:color="#ce181e" fo:font-size="8pt" fo:font-style="normal" style:text-underline-style="none" fo:font-weight="bold" officeooo:rsid="004f2e5a" style:font-size-asian="8pt" style:font-style-asian="normal" style:font-weight-asian="bold" style:font-size-complex="8pt" style:font-style-complex="normal" style:font-weight-complex="bold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fo:font-style="italic" style:text-underline-style="none" officeooo:rsid="0010eeba" style:font-style-asian="italic" style:font-style-complex="italic"/>
    </style:style>
    <style:style style:name="T46" style:family="text">
      <style:text-properties fo:font-style="italic" style:text-underline-style="none" officeooo:rsid="00856195" style:font-style-asian="italic" style:font-style-complex="italic"/>
    </style:style>
    <style:style style:name="T4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style:text-underline-style="none" fo:font-weight="bold" officeooo:rsid="0010eeba" style:font-style-asian="italic" style:font-weight-asian="bold" style:font-style-complex="italic" style:font-weight-complex="bold"/>
    </style:style>
    <style:style style:name="T49" style:family="text">
      <style:text-properties fo:font-style="italic" style:text-underline-style="none" officeooo:rsid="0010eeba"/>
    </style:style>
    <style:style style:name="T50" style:family="text">
      <style:text-properties fo:font-style="italic" style:text-underline-style="none" officeooo:rsid="0010eeba" loext:padding="0.049cm" loext:border="0.06pt solid #000000" loext:shadow="none"/>
    </style:style>
    <style:style style:name="T51" style:family="text">
      <style:text-properties fo:font-style="italic" style:text-underline-style="none" officeooo:rsid="007f8b86"/>
    </style:style>
    <style:style style:name="T52" style:family="text">
      <style:text-properties fo:font-style="italic" style:text-underline-style="none" officeooo:rsid="008093c1"/>
    </style:style>
    <style:style style:name="T53" style:family="text">
      <style:text-properties fo:font-style="italic" style:text-underline-style="none" officeooo:rsid="00840cf8"/>
    </style:style>
    <style:style style:name="T54" style:family="text">
      <style:text-properties fo:font-style="italic" style:text-underline-style="none" officeooo:rsid="0010eeba" style:font-style-asian="normal" style:font-style-complex="normal"/>
    </style:style>
    <style:style style:name="T55" style:family="text">
      <style:text-properties fo:font-style="italic" officeooo:rsid="0010eeba" style:font-style-asian="italic" style:font-style-complex="italic"/>
    </style:style>
    <style:style style:name="T56" style:family="text">
      <style:text-properties fo:font-style="italic" fo:font-weight="bold" officeooo:rsid="0010eeba" style:font-weight-asian="bold" style:font-weight-complex="bold"/>
    </style:style>
    <style:style style:name="T57" style:family="text">
      <style:text-properties fo:font-style="italic" officeooo:rsid="0010eeba"/>
    </style:style>
    <style:style style:name="T58" style:family="text">
      <style:text-properties fo:font-style="italic" style:text-underline-style="solid" style:text-underline-width="auto" style:text-underline-color="font-color" officeooo:rsid="0010eeba"/>
    </style:style>
    <style:style style:name="T59" style:family="text">
      <style:text-properties fo:font-style="italic" officeooo:rsid="00881f0d"/>
    </style:style>
    <style:style style:name="T60" style:family="text">
      <style:text-properties fo:font-style="italic" officeooo:rsid="0010eeba" style:font-style-asian="normal" style:font-style-complex="normal"/>
    </style:style>
    <style:style style:name="T61" style:family="text">
      <style:text-properties officeooo:rsid="006a47a3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fo:font-style="normal" style:text-underline-style="none" officeooo:rsid="0010eeba" style:font-style-asian="normal" style:font-style-complex="normal"/>
    </style:style>
    <style:style style:name="T64" style:family="text">
      <style:text-properties fo:font-style="normal" style:text-underline-style="none" officeooo:rsid="008f9383" style:font-style-asian="normal" style:font-style-complex="normal"/>
    </style:style>
    <style:style style:name="T65" style:family="text">
      <style:text-properties fo:font-style="normal" style:text-underline-style="none" officeooo:rsid="0092f59c" style:font-style-asian="normal" style:font-style-complex="normal"/>
    </style:style>
    <style:style style:name="T66" style:family="text">
      <style:text-properties fo:font-style="normal" style:text-underline-style="none" officeooo:rsid="0093543b" style:font-style-asian="normal" style:font-style-complex="normal"/>
    </style:style>
    <style:style style:name="T67" style:family="text">
      <style:text-properties fo:font-style="normal" style:text-underline-style="none" officeooo:rsid="0093f7b9" style:font-style-asian="normal" style:font-style-complex="normal"/>
    </style:style>
    <style:style style:name="T68" style:family="text">
      <style:text-properties fo:font-style="normal" officeooo:rsid="008f9383" style:font-style-asian="normal" style:font-style-complex="normal"/>
    </style:style>
    <style:style style:name="T69" style:family="text">
      <style:text-properties officeooo:rsid="007c3e26"/>
    </style:style>
    <style:style style:name="T70" style:family="text">
      <style:text-properties style:use-window-font-color="true" fo:font-size="12pt" fo:font-style="italic" style:text-underline-style="none" fo:font-weight="normal" officeooo:rsid="0010eeba" style:font-size-asian="12pt" style:font-weight-asian="normal" style:font-size-complex="12pt" style:font-weight-complex="normal"/>
    </style:style>
    <style:style style:name="T71" style:family="text">
      <style:text-properties style:use-window-font-color="true" fo:font-style="italic" style:text-underline-style="none" fo:font-weight="normal" officeooo:rsid="0010eeb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Contrôle d’étape sur les subordonnées : échauffement</text:p>
      <text:p text:style-name="P15"/>
      <text:p text:style-name="P22">indépendante / principale /</text:p>
      <text:p text:style-name="P20"><text:span text:style-name="T23">p.s. </text:span>complétive conjonctive / <text:span text:style-name="T23">p.s. </text:span>complétive interrogative totale / </text:p>
      <text:p text:style-name="P20"><text:span text:style-name="T23">p.s. </text:span>circonstancielle / <text:span text:style-name="T23">p.s. </text:span>relative</text:p>
      <text:p text:style-name="P19"/>
      <text:p text:style-name="P1"/>
      <text:p text:style-name="P1"><text:span text:style-name="T19">Echauffement n°1 : a</text:span>nalyser la fonction des groupes de mots soulignés</text:p>
      <text:p text:style-name="P10"><text:span text:style-name="T1">Les premiers rois</text:span> ont succédé <text:span text:style-name="T1">à leurs ancêtres</text:span>. Ils ont <text:span text:style-name="T1">rapidement</text:span> appris à manier <text:span text:style-name="T1">l’épée</text:span>. <text:span text:style-name="T2">Les fleurs</text:span><text:span text:style-name="T6"> </text:span><text:span text:style-name="T2">qu</text:span><text:span text:style-name="T6">’ils avaient offertes étaient </text:span><text:span text:style-name="T2">bleues</text:span><text:span text:style-name="T6">. Cette </text:span><text:span text:style-name="T2">jeune</text:span><text:span text:style-name="T6"> fille, </text:span><text:span text:style-name="T2">très aimable</text:span><text:span text:style-name="T6">, </text:span><text:span text:style-name="T2">m</text:span><text:span text:style-name="T6">’a donné </text:span><text:span text:style-name="T2">de quoi manger</text:span><text:span text:style-name="T6">. Il semblerait </text:span><text:span text:style-name="T8">qu</text:span><text:span text:style-name="T6">’</text:span><text:span text:style-name="T2">ils</text:span><text:span text:style-name="T6"> aient été tués </text:span><text:span text:style-name="T2">par les chasseurs</text:span><text:span text:style-name="T6"> </text:span><text:span text:style-name="T2">à la dérobée</text:span><text:span text:style-name="T6">. La porte </text:span><text:span text:style-name="T2">de la chambre</text:span><text:span text:style-name="T6"> est ouverte.</text:span></text:p>
      <text:p text:style-name="P4">Echauffement n°2 : expliquer comment les propositions suivantes sont reliées entre elles</text:p>
      <text:p text:style-name="P33"><text:span text:style-name="T1">Ils ont réussi </text:span>: <text:span text:style-name="T1">Je les vois </text:span><text:span text:style-name="T3">par la vitre</text:span> <text:span text:style-name="T20">mais </text:span><text:span text:style-name="T4">ils repartent aussitôt</text:span><text:span text:style-name="T20">. </text:span><text:span text:style-name="T4">Je me demande donc</text:span><text:span text:style-name="T20"> </text:span><text:span text:style-name="T4">s’ils vont bien</text:span><text:span text:style-name="T20">.</text:span></text:p>
      <text:p text:style-name="P5">Echauffement n°3 : dire pour chacune des phrases suivantes si elle averbale, simple ou complexe.</text:p>
      <text:p text:style-name="P35">Bonjour ! J<text:span text:style-name="T21">e pense que nos amis allemands ne viendront pas cette année. Que pensez-vous de leur date d’arrivée ?</text:span></text:p>
      <text:p text:style-name="P6">Echauffement n°4 : soulignez les propositions dans les phrases suivantes.</text:p>
      <text:p text:style-name="P32">Qui gagnera la coupe cette année ? Je n’en sais rien donc je préfère que d’autres en parlent à ma place. Que dites-vous ? Silence, silence, taisez-vous ! <text:span text:style-name="T22">Ecoutez ce que j’ai à vous dire. Le temps passant, nous arriverons à une solution commune.</text:span></text:p>
      <text:p text:style-name="P7">Echauffement n°5 : pour chacune de ces propositions dites si elle indépendante, principale ou subordonnée</text:p>
      <text:p text:style-name="P12">Il est certain qu’ils arriveront demain. Je les reverrai avec plaisir.</text:p>
      <text:p text:style-name="P12"/>
      <text:p text:style-name="P8">Echauffement n°6 : analyser la nature et la fonction de chaque proposition soulignée</text:p>
      <text:p text:style-name="P24">Je pense <text:span text:style-name="T1">que tu te trompes</text:span>.</text:p>
      <text:p text:style-name="P26">Je lis un livre <text:span text:style-name="T1">dont vous êtes le héros</text:span>.</text:p>
      <text:p text:style-name="P28"><text:span text:style-name="T1">Il m’a parlé très durement</text:span> <text:s text:c="3"/><text:span text:style-name="T1">si bien que je me suis tu</text:span>.</text:p>
      <text:p text:style-name="P30">Il ignore <text:span text:style-name="T1">s’il a ou non réussi</text:span>.</text:p>
      <text:p text:style-name="P37">Une fois qu’il aura appris sa leçon<text:span text:style-name="T7">, il comprendra les </text:span><text:span text:style-name="T9">idées</text:span><text:span text:style-name="T7"> </text:span><text:span text:style-name="T25">auxquelles je faisais référence</text:span><text:span text:style-name="T9">.</text:span></text:p>
      <text:p text:style-name="P40"><text:span text:style-name="T25">S</text:span>i c’est vrai<text:span text:style-name="T7">, cela est grave.</text:span></text:p>
      <text:p text:style-name="P44"/>
      <text:p text:style-name="P44"/>
      <text:p text:style-name="P16"><text:soft-page-break/></text:p>
      <text:p text:style-name="P18">Contrôle d’étape sur les subordonnées : échauffement <text:span text:style-name="T40">[</text:span><text:span text:style-name="T41">correction</text:span><text:span text:style-name="T40">]</text:span></text:p>
      <text:p text:style-name="P16"/>
      <text:p text:style-name="P23">indépendante / principale /</text:p>
      <text:p text:style-name="P21"><text:span text:style-name="T23">p.s. </text:span>complétive conjonctive / <text:span text:style-name="T23">p.s. </text:span>complétive interrogative totale / </text:p>
      <text:p text:style-name="P21"><text:span text:style-name="T23">p.s. </text:span>circonstancielle / <text:span text:style-name="T23">p.s. </text:span>relative</text:p>
      <text:p text:style-name="P21"/>
      <text:p text:style-name="P2"/>
      <text:p text:style-name="P2"><text:span text:style-name="T19">Echauffement n°1 : a</text:span>nalyser la fonction des groupes de mots soulignés</text:p>
      <text:p text:style-name="P11"><text:span text:style-name="T1">Les premiers rois</text:span><text:span text:style-name="T27">[sujet de « ont succédé »]</text:span> ont succédé <text:span text:style-name="T1">à leurs ancêtres</text:span><text:span text:style-name="T27">[COI de « ont succédé »]</text:span>. Ils ont <text:span text:style-name="T1">rapidement</text:span><text:span text:style-name="T27">[CC de manière]</text:span> appris à manier <text:span text:style-name="T1">l’épée</text:span><text:span text:style-name="T27">[COD de « manier »]</text:span>. <text:span text:style-name="T2">Les fleurs</text:span><text:span text:style-name="T27">[sujet de «étaient »]</text:span><text:span text:style-name="T6"> </text:span><text:span text:style-name="T2">qu</text:span><text:span text:style-name="T27">[COD de «avaient offertes »]</text:span><text:span text:style-name="T6">’ils avaient offertes étaient </text:span><text:span text:style-name="T2">bleues</text:span><text:span text:style-name="T27">[attribut du sujet de « étaient»]</text:span><text:span text:style-name="T6">. Cette </text:span><text:span text:style-name="T2">jeune</text:span><text:span text:style-name="T27">[épithète de « fille »]</text:span><text:span text:style-name="T6"> fille, </text:span><text:span text:style-name="T2">très aimable</text:span><text:span text:style-name="T27">[apposé à « Cette jeune fille»]</text:span><text:span text:style-name="T6">, </text:span><text:span text:style-name="T2">m</text:span><text:span text:style-name="T27">[COI de « a donné »]</text:span><text:span text:style-name="T6">’a donné </text:span><text:span text:style-name="T2">de quoi manger</text:span><text:span text:style-name="T27">[COD de « a donné »]</text:span><text:span text:style-name="T6">. Il semblerait </text:span><text:span text:style-name="T8">qu</text:span><text:span text:style-name="T6">’</text:span><text:span text:style-name="T2">ils</text:span><text:span text:style-name="T27">[sujet de « aient été tués »]</text:span><text:span text:style-name="T6"> aient été tués </text:span><text:span text:style-name="T2">par les chasseurs</text:span><text:span text:style-name="T6"> </text:span><text:span text:style-name="T2">à la dérobée</text:span><text:span text:style-name="T27">[complément d’agent de « aient été tués»]</text:span><text:span text:style-name="T6">. La porte </text:span><text:span text:style-name="T2">de la chambre</text:span><text:span text:style-name="T27">[complément du nom de « La porte»]</text:span><text:span text:style-name="T6"> est ouverte.</text:span></text:p>
      <text:p text:style-name="P9">Echauffement n°2 : expliquer comment les propositions suivantes sont reliées entre elles</text:p>
      <text:p text:style-name="P34"><text:span text:style-name="T1">Ils ont réussi ;</text:span><text:span text:style-name="T27">[</text:span><text:span text:style-name="T28">juxtaposition</text:span><text:span text:style-name="T27">]</text:span> j<text:span text:style-name="T1">e les vois </text:span><text:span text:style-name="T3">par la vitre</text:span> <text:span text:style-name="T20">mais</text:span><text:span text:style-name="T27">[</text:span><text:span text:style-name="T28">coordination</text:span><text:span text:style-name="T27">]</text:span><text:span text:style-name="T20"> </text:span><text:span text:style-name="T4">ils repartent aussitôt</text:span><text:span text:style-name="T20">. </text:span><text:span text:style-name="T4">Je me demande donc</text:span><text:span text:style-name="T20"> </text:span><text:span text:style-name="T4">s</text:span><text:span text:style-name="T27">[</text:span><text:span text:style-name="T28">subordination </text:span><text:span text:style-name="T29">car </text:span><text:span text:style-name="T42">si</text:span><text:span text:style-name="T43"> est une conjonction de subordination</text:span><text:span text:style-name="T27">]</text:span><text:span text:style-name="T4">’ils vont bien</text:span><text:span text:style-name="T20">.</text:span></text:p>
      <text:p text:style-name="P9">Echauffement n°3 : dire pour chacune des phrases suivantes si elle averbale, simple ou complexe.</text:p>
      <text:p text:style-name="P36">Bonjour<text:span text:style-name="T27">[</text:span><text:span text:style-name="T30">averbale</text:span><text:span text:style-name="T27">]</text:span> ! J<text:span text:style-name="T21">e pense que nos amis allemands ne viendront pas cette année</text:span><text:span text:style-name="T27">[</text:span><text:span text:style-name="T30">complexe</text:span><text:span text:style-name="T27">]</text:span><text:span text:style-name="T21">. Que pensez-vous de leur date d’arrivée ?</text:span><text:span text:style-name="T27">[</text:span><text:span text:style-name="T30">simple</text:span><text:span text:style-name="T27">]</text:span></text:p>
      <text:p text:style-name="P9">Echauffement n°4 : soulignez les propositions dans les phrases suivantes.</text:p>
      <text:p text:style-name="P45"><text:span text:style-name="T1">Qui gagnera la coupe cette année</text:span><text:span text:style-name="T27">[</text:span><text:span text:style-name="T31">= 1 proposition</text:span><text:span text:style-name="T27">]</text:span> ? <text:span text:style-name="T1">Je n’en sais rien</text:span> donc <text:span text:style-name="T1">je préfère</text:span> <text:span text:style-name="T1">que d’autres en parlent à ma place</text:span><text:span text:style-name="T27">[</text:span><text:span text:style-name="T31">= 2 propositions</text:span><text:span text:style-name="T27">]</text:span>. <text:span text:style-name="T1">Que dites-vous</text:span><text:span text:style-name="T27">[</text:span><text:span text:style-name="T31">= 1 proposition</text:span><text:span text:style-name="T27">]</text:span> ? <text:span text:style-name="T1">Silence, silence, taisez-vous</text:span><text:span text:style-name="T27">[</text:span><text:span text:style-name="T31">= 1 proposition</text:span><text:span text:style-name="T27">]</text:span> ! <text:span text:style-name="T5">Ecoutez</text:span><text:span text:style-name="T22"> </text:span><text:span text:style-name="T5">ce que j’ai à vous dire</text:span><text:span text:style-name="T27">[</text:span><text:span text:style-name="T31">= 2 propositions</text:span><text:span text:style-name="T27">]</text:span><text:span text:style-name="T22">. </text:span><text:span text:style-name="T5">Le temps passant</text:span><text:span text:style-name="T22">, </text:span><text:span text:style-name="T5">nous arriverons à une solution commune</text:span><text:span text:style-name="T27">[</text:span><text:span text:style-name="T31">= 2 propositions, la première est une proposition subordonnée participiale</text:span><text:span text:style-name="T27">]</text:span><text:span text:style-name="T22">.</text:span></text:p>
      <text:p text:style-name="P9">Echauffement n°5 : pour chacune de ces propositions dites si elle indépendante, principale ou subordonnée</text:p>
      <text:p text:style-name="P14"><text:span text:style-name="T1">Il est certain</text:span><text:span text:style-name="T27">[</text:span><text:span text:style-name="T31">proposition </text:span><text:span text:style-name="T32">principale</text:span><text:span text:style-name="T27">]</text:span> <text:span text:style-name="T1">qu’ils arriveront demain</text:span><text:span text:style-name="T27">[</text:span><text:span text:style-name="T31">proposition </text:span><text:span text:style-name="T32">subordonnée</text:span><text:span text:style-name="T27">]</text:span>. <text:span text:style-name="T1">Je les reverrai avec plaisir</text:span><text:span text:style-name="T27">[</text:span><text:span text:style-name="T32">proposition indépendante car il n’y a aucune subordonnée</text:span><text:span text:style-name="T27">]</text:span>.</text:p>
      <text:p text:style-name="P13"/>
      <text:p text:style-name="P9">Echauffement n°6 : analyser la nature et la fonction de chaque proposition soulignée</text:p>
      <text:p text:style-name="P25">Je pense <text:span text:style-name="T1">que tu te trompes</text:span>. <text:span text:style-name="T27">[</text:span><text:span text:style-name="T31">proposition </text:span><text:span text:style-name="T33">subordonnée complétive conjonctive / </text:span><text:span text:style-name="T34">COD de « pense »</text:span><text:span text:style-name="T27">]</text:span></text:p>
      <text:p text:style-name="P27">Je lis un livre <text:span text:style-name="T1">dont vous êtes le héros</text:span>. <text:span text:style-name="T27">[</text:span><text:span text:style-name="T31">proposition </text:span><text:span text:style-name="T33">subordonnée relative / épithète de « un livre »</text:span><text:span text:style-name="T27">]</text:span></text:p>
      <text:p text:style-name="P29"><text:span text:style-name="T1">Il m’a parlé très durement</text:span><text:span text:style-name="T27">[</text:span><text:span text:style-name="T31">proposition </text:span><text:span text:style-name="T35">principale / <text:s/>pas de fonction</text:span><text:span text:style-name="T27">]</text:span> <text:s text:c="3"/><text:span text:style-name="T1">si bien que je me suis tu</text:span>.<text:span text:style-name="T27">[</text:span><text:span text:style-name="T31">proposition </text:span><text:span text:style-name="T33">subordonnée </text:span><text:span text:style-name="T35">circonstancielle / </text:span><text:span text:style-name="T36">complément </text:span><text:span text:style-name="T35">circonstanciel de conséquence</text:span><text:span text:style-name="T27">]</text:span></text:p>
      <text:p text:style-name="P31">Il ignore <text:span text:style-name="T1">s’il a ou non réussi</text:span>. <text:span text:style-name="T27">[</text:span><text:span text:style-name="T31">proposition </text:span><text:span text:style-name="T33">subordonnée complétive </text:span><text:span text:style-name="T37">interrogative totale / COD de « ignore »</text:span><text:span text:style-name="T27">]</text:span></text:p>
      <text:p text:style-name="P38"><text:span text:style-name="T25">Une fois qu’il aura appris sa leçon</text:span><text:span text:style-name="T27">[</text:span><text:span text:style-name="T31">proposition </text:span><text:span text:style-name="T33">subordonnée </text:span><text:span text:style-name="T38">circonstancielle / complément circonstanciel de temps</text:span><text:span text:style-name="T27">]</text:span><text:span text:style-name="T9">, il comprendra les idées </text:span><text:span text:style-name="T25">auxquelles je faisais référence</text:span><text:span text:style-name="T27">[</text:span><text:span text:style-name="T31">proposition </text:span><text:span text:style-name="T33">subordonnée </text:span><text:span text:style-name="T38">relative / épithète de « les idées »</text:span><text:span text:style-name="T27">]</text:span><text:span text:style-name="T9">.</text:span></text:p>
      <text:p text:style-name="P39"><text:span text:style-name="T25">S</text:span>i c’est vrai<text:span text:style-name="T7">, cela grave. </text:span><text:span text:style-name="T27">[</text:span><text:span text:style-name="T31">proposition </text:span><text:span text:style-name="T33">subordonnée </text:span><text:span text:style-name="T26">circonstancielle </text:span><text:span text:style-name="T37">/ </text:span><text:span text:style-name="T26">complément circonstanciel d’</text:span><text:span text:style-name="T39">hypothèse</text:span><text:span text:style-name="T27">]</text:span></text:p>
      <text:p text:style-name="P17"><text:soft-page-break/>Contrôle d’étape sur les subordonnée<text:span text:style-name="T61">s</text:span></text:p>
      <text:p text:style-name="P3"/>
      <text:p text:style-name="P46"><text:span text:style-name="T10">J'ai égaré ma fille. Je suis retourné à l'endroit </text:span><text:span text:style-name="T24">où je l'avais laissée</text:span><text:span text:style-name="T10">, elle n'y était plus. </text:span></text:p>
      <text:p text:style-name="P47"><text:span text:style-name="T10">J'ai cherché partout. J'ai fouillé les forêts, j'ai sondé les lacs, j'ai passé le sable au tamis, j'ai cardé les nuages, j'ai filtré la mer... <text:s/>Je l'ai retrouvée. Elle a bien changé. Je </text:span><text:span text:style-name="T12">l</text:span><text:span text:style-name="T10">'ai à peine reconnue. </text:span></text:p>
      <text:p text:style-name="P49"><text:span text:style-name="T45">Elle est grave, elle est sérieuse, elle dit des mots qu'elle ne disait pas avant, elle parle comme un livre. </text:span><text:span text:style-name="T15">Je me demande </text:span><text:span text:style-name="T19">si c'est vraiment elle</text:span><text:span text:style-name="T15">. <text:s/>[…</text:span><text:span text:style-name="T16">]</text:span></text:p>
      <text:p text:style-name="P47"><text:span text:style-name="T10">C'était il y a plus de dix ans, on venait d'emménager dans notre maison de Paris. Je t'ai répondu tout de suite </text:span><text:span text:style-name="T24">que je serais flatté</text:span><text:span text:style-name="T10">. J'ai même ajouté: « Dieu est très fair play avec moi. Après tout ce que j'ai écrit sur lui, il me donne une fille religieuse. Il n'est pas rancunier. » </text:span></text:p>
      <text:p text:style-name="P50">J'ai cru que tu allais entrer dans les ordres, chez les carmélites ou les dominicaines. </text:p>
      <text:p text:style-name="P47"><text:span text:style-name="T10">Tu aurais fait une belle religieuse. <text:s/>[…</text:span><text:span text:style-name="T11">] </text:span><text:span text:style-name="T10">J'ai appris par sa mère </text:span><text:span text:style-name="T24">qu'elle avait rencontré « quelqu'un »</text:span><text:span text:style-name="T10">. </text:span><text:span text:style-name="T11"><text:s/></text:span><text:span text:style-name="T13">[…]</text:span></text:p>
      <text:p text:style-name="P47"><text:span text:style-name="T10">J'apprends qu'elle a arrêté le graphisme. Je ne comprends pas. <text:s/>[…</text:span><text:span text:style-name="T11">] </text:span><text:span text:style-name="T10">J'aimais beaucoup tes créations, elles avaient une personnalité, une légèreté, une insolence qui n'appartenaient qu'à toi. </text:span></text:p>
      <text:p text:style-name="P48"><text:span text:style-name="T10">[…</text:span><text:span text:style-name="T7">] </text:span><text:span text:style-name="T24">Comme elle ne gagnait pas assez</text:span><text:span text:style-name="T10">, elle a décidé de ne plus rien gagner du tout. </text:span></text:p>
      <text:p text:style-name="P52"/>
      <text:p text:style-name="P51"><text:span text:style-name="T45">L</text:span><text:span text:style-name="T44">a Servante du Seigneur</text:span><text:span text:style-name="T7">, Jean-Louis Fournier</text:span></text:p>
      <text:p text:style-name="P42">(a) Donnez la nature et la fonction des propositions soulignées :</text:p>
      <text:p text:style-name="P42"><text:tab/><text:tab/><text:tab/><text:tab/><text:tab/><text:tab/>nature<text:tab/><text:tab/><text:tab/><text:tab/><text:tab/><text:tab/>fonction</text:p>
      <text:p text:style-name="P43">où je l’avais laissée</text:p>
      <text:p text:style-name="P43">si c’est vraiment elle</text:p>
      <text:p text:style-name="P43">que je serais flatté</text:p>
      <text:p text:style-name="P43">qu’elle avait rencontré « quelqu’un »</text:p>
      <text:p text:style-name="P43">Comme elle ne gagnait pas assez</text:p>
      <text:p text:style-name="P41"><text:span text:style-name="T7">(b) </text:span><text:span text:style-name="T14">Donnez la n</text:span><text:span text:style-name="T7">ature et fonction du mot encadré dans « </text:span><text:span text:style-name="T10">Je </text:span><text:span text:style-name="T12">l</text:span><text:span text:style-name="T10">'ai à peine reconnue. » </text:span><text:span text:style-name="T7">Quelle remarque pouvez-vous faire sur l’accord dans cette phrase ?</text:span></text:p>
      <text:p text:style-name="P42"/>
      <text:p text:style-name="P42"/>
      <text:p text:style-name="P42"/>
      <text:p text:style-name="P41"><text:span text:style-name="T7">(c) Comment les propositions </text:span><text:span text:style-name="T17">sont-elles reliées</text:span><text:span text:style-name="T7"> dans la phrase </text:span><text:span text:style-name="T47">« </text:span><text:span text:style-name="T48">Elle est grave, elle est sérieuse, elle dit des mots qu'elle ne disait pas avant, elle parle comme un livre. »</text:span><text:span text:style-name="T63"> ?</text:span></text:p>
      <text:p text:style-name="P41"><text:span text:style-name="T63"/></text:p>
      <text:p text:style-name="P62"><text:soft-page-break/>Contrôle <text:span text:style-name="T69">final</text:span> sur les subordonnée<text:span text:style-name="T61">s</text:span></text:p>
      <text:p text:style-name="P53"/>
      <text:p text:style-name="P64"><text:span text:style-name="T49">« C’est merveilleux, répondis-je, et je vois bien, capitaine, </text:span><text:span text:style-name="T56">que vous avez eu raison d’employer cet agent</text:span><text:span text:style-name="T49">, </text:span><text:span text:style-name="T56">qui est destiné à remplacer le vent, l’eau et la vapeur</text:span><text:span text:style-name="T49">.</text:span></text:p>
      <text:p text:style-name="P64"><text:span text:style-name="T49">— Nous n’avons pas fini, monsieur Aronnax, dit le capitaine Nemo en se levant, et </text:span><text:span text:style-name="T56">si vous voulez me suivre</text:span><text:span text:style-name="T49">, nous visiterons l’arrière du Nautilus. »</text:span></text:p>
      <text:p text:style-name="P66"><text:span text:style-name="T49">En effet, je connaissais déjà toute la partie antérieure de ce bateau sous-marin, </text:span><text:span text:style-name="T50">dont</text:span><text:span text:style-name="T49"> voici la division exacte, en allant du centre à l’éperon : la salle à manger de cinq mètres, séparée de la bibliothèque par une cloison étanche, c’est-à-dire </text:span><text:span text:style-name="T56">ne pouvant être pénétrée par l’eau</text:span><text:span text:style-name="T49">, — la bibliothèque de cinq mètres, </text:span><text:span text:style-name="T51">[…] </text:span><text:span text:style-name="T49">. Total, trente-cinq mètres de longueur. […</text:span><text:span text:style-name="T52">]</text:span></text:p>
      <text:p text:style-name="P66"><text:span text:style-name="T49">Je suivis le capitaine Nemo[…</text:span><text:span text:style-name="T53">] </text:span><text:span text:style-name="T49">. Une échelle de fer, cramponnée à la paroi, conduisait à son extrémité supérieure. Je demandai au capitaine à quel usage servait cette échelle.</text:span></text:p>
      <text:p text:style-name="P65"><text:span text:style-name="T49">« Elle aboutit au canot, répondit-il.</text:span></text:p>
      <text:p text:style-name="P65"><text:span text:style-name="T49">— Quoi ! vous avez un canot ? répliquai-je, assez étonné.</text:span></text:p>
      <text:p text:style-name="P65"><text:span text:style-name="T49">— Sans doute. </text:span><text:span text:style-name="T57">Une excellente embarcation, légère et insubmersible, qui sert à la promenade et à</text:span></text:p>
      <text:p text:style-name="P65"><text:span text:style-name="T57"><text:s/>la pêche</text:span><text:span text:style-name="T49">.</text:span></text:p>
      <text:p text:style-name="P65"><text:span text:style-name="T49">— Mais alors, </text:span><text:span text:style-name="T56">quand vous voulez vous embarquer</text:span><text:span text:style-name="T49">, vous êtes forcé de revenir à la surface de la mer ?</text:span></text:p>
      <text:p text:style-name="P67"><text:span text:style-name="T71">— Aucunement. </text:span><text:span text:style-name="T58">Ce canot adhère à la partie supérieure de la coque du Nautilus, et occupe une cavité disposée pour le recevoir.</text:span></text:p>
      <text:p text:style-name="P63"><text:span text:style-name="T18">Jules Vernes</text:span><text:span text:style-name="T7">, </text:span><text:span text:style-name="T46">Vingt Mille Lieues Sous Les Mers</text:span></text:p>
      <text:p text:style-name="P55">(a) Donnez la nature et la fonction des propositions soulignées :</text:p>
      <text:p text:style-name="P56"><text:tab/><text:tab/><text:tab/><text:tab/><text:tab/><text:tab/><text:tab/>nature<text:tab/><text:tab/><text:tab/><text:tab/>fonction</text:p>
      <text:p text:style-name="P56"><text:span text:style-name="T57">que vous avez eu raison d’employer cet agent<text:tab/><text:tab/>_____________________<text:tab/>________________</text:span></text:p>
      <text:p text:style-name="P57"><text:span text:style-name="T57">qui est destiné à remplacer </text:span><text:span text:style-name="T59">[…] </text:span><text:span text:style-name="T57">et la vapeur.<text:tab/><text:tab/>_____________________<text:tab/>________________</text:span></text:p>
      <text:p text:style-name="P57"><text:span text:style-name="T57">si vous voulez me suivre<text:tab/><text:tab/><text:tab/><text:tab/><text:tab/>_____________________<text:tab/>________________</text:span></text:p>
      <text:p text:style-name="P57"><text:span text:style-name="T55">ne pouvant être pénétrée par l’eau<text:tab/><text:tab/><text:tab/>_____________________<text:tab/>________________</text:span></text:p>
      <text:p text:style-name="P57"><text:span text:style-name="T57">quand vous voulez vous embarquer<text:tab/><text:tab/><text:tab/>_____________________<text:tab/>________________</text:span></text:p>
      <text:p text:style-name="P58"><text:span text:style-name="T7">(b) </text:span><text:span text:style-name="T14">Donnez la n</text:span><text:span text:style-name="T7">ature et fonction du mot encadré dans «</text:span><text:span text:style-name="T50">dont</text:span><text:span text:style-name="T49"> voici la division exacte </text:span><text:span text:style-name="T10"> ».</text:span></text:p>
      <text:p text:style-name="P58"><text:span text:style-name="T10"/></text:p>
      <text:p text:style-name="P59"><text:span text:style-name="T63">(c) </text:span><text:span text:style-name="T64">Quelle anomalie </text:span><text:span text:style-name="T65">grammaticale </text:span><text:span text:style-name="T66">(liée à l’étude des propositions) </text:span><text:span text:style-name="T64">pouvez-vous repérer dans la phrase </text:span><text:span text:style-name="T68">« </text:span><text:span text:style-name="T60">Une excellente embarcation, légère et insubmersible, qui sert à la promenade et à la pêche. »</text:span><text:span text:style-name="T63"> ?</text:span></text:p>
      <text:p text:style-name="P59"><text:span text:style-name="T63"/></text:p>
      <text:p text:style-name="P59"><text:span text:style-name="T63"/></text:p>
      <text:p text:style-name="P61"><text:span text:style-name="T63">(</text:span><text:span text:style-name="T62">d) Découpez la phrase suivante selon ses propositions. Par conséquent, quel type de phrase est-ce ? Comment les propositions </text:span><text:span text:style-name="T67">de cette phrase </text:span><text:span text:style-name="T62">sont-elles liées ?</text:span></text:p>
      <text:p text:style-name="P60"><text:span text:style-name="T63"><text:tab/></text:span><text:span text:style-name="T54">Ce canot adhère à la partie supérieure de la coque du Nautilus, et occupe une cavité disposée pour le recevo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22:52:43.532732549</meta:creation-date>
    <meta:generator>LibreOffice/6.0.7.3$Linux_X86_64 LibreOffice_project/00m0$Build-3</meta:generator>
    <dc:date>2021-03-25T21:58:25.070200306</dc:date>
    <meta:editing-duration>PT1H44M17S</meta:editing-duration>
    <meta:editing-cycles>93</meta:editing-cycles>
    <meta:print-date>2021-03-11T07:35:03.002737303</meta:print-date>
    <meta:document-statistic meta:table-count="0" meta:image-count="0" meta:object-count="0" meta:page-count="4" meta:paragraph-count="84" meta:word-count="1472" meta:character-count="9171" meta:non-whitespace-character-count="7723"/>
  </office:meta>
</office:document-meta>
</file>